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f0463" officeooo:paragraph-rsid="001f0463" style:language-asian="zxx" style:country-asian="none" style:language-complex="zxx" style:country-complex="none"/>
    </style:style>
    <style:style style:name="P2" style:family="paragraph" style:parent-style-name="Standard">
      <style:text-properties fo:language="es" fo:country="ES" officeooo:rsid="001f0463" officeooo:paragraph-rsid="001f441e" style:language-asian="zxx" style:country-asian="none" style:language-complex="zxx" style:country-complex="none"/>
    </style:style>
    <style:style style:name="P3" style:family="paragraph" style:parent-style-name="Standard">
      <style:paragraph-properties fo:break-before="page"/>
      <style:text-properties fo:language="es" fo:country="ES" officeooo:rsid="001f0463" officeooo:paragraph-rsid="001f0463" style:language-asian="zxx" style:country-asian="none" style:language-complex="zxx" style:country-complex="none"/>
    </style:style>
    <style:style style:name="T1" style:family="text">
      <style:text-properties officeooo:rsid="001f441e"/>
    </style:style>
    <style:style style:name="T2" style:family="text">
      <style:text-properties style:font-name="Liberation Serif1" officeooo:rsid="001f44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 La definicion de de Sistema Operativo</text:p>
      <text:p text:style-name="P1"/>
      <text:p text:style-name="P1">Es el software principal o conjunto de programas de un sistema informatico que gestiona los recursos de hardware y provee servicios a los programas de aplicacion de software, ejecutandose en modo privilegiado respecto de los restantes (aunque puede que parte de el se ejecute en espacio de usuario).</text:p>
      <text:p text:style-name="P1"/>
      <text:p text:style-name="P1">II. Las distintas Plataformas de los Sistemas. Tales como UNIX, Windows, GNU Linux, Android, Mac. Para cada una decir hacia que tipo de usuario esta orientado.</text:p>
      <text:p text:style-name="P1"/>
      <text:p text:style-name="P1">UNIX</text:p>
      <text:p text:style-name="P2">Es un sistema operativo portable, multitarea y multiusuario. Solo los sistemas totalmente compatibles y que se encuentran certificador por la especificacion Single UNIX Specification pueden ser denominados UNIX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9:36:29.993223681</meta:creation-date>
    <dc:date>2019-05-11T19:49:01.286786152</dc:date>
    <meta:editing-duration>PT2M21S</meta:editing-duration>
    <meta:editing-cycles>1</meta:editing-cycles>
    <meta:document-statistic meta:table-count="0" meta:image-count="0" meta:object-count="0" meta:page-count="2" meta:paragraph-count="5" meta:word-count="110" meta:character-count="713" meta:non-whitespace-character-count="607"/>
    <meta:generator>LibreOffice/6.0.4.1$Linux_x86 LibreOffice_project/00m0$Build-1</meta:generator>
  </office:meta>
</office:document-meta>
</file>